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04pt"/>
    </style:style>
    <style:style style:name="co2" style:family="table-column">
      <style:table-column-properties fo:break-before="auto" style:column-width="104.6pt"/>
    </style:style>
    <style:style style:name="co3" style:family="table-column">
      <style:table-column-properties fo:break-before="auto" style:column-width="72.51pt"/>
    </style:style>
    <style:style style:name="co4" style:family="table-column">
      <style:table-column-properties fo:break-before="auto" style:column-width="75.49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63.0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3.4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1.39pt" fo:padding-left="0.99pt" fo:padding-right="0.99pt" fo:padding-top="1.39pt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5">
      <style:table-cell-properties fo:background-color="#ffff99" style:text-align-source="fix" style:repeat-content="false" fo:border="0.06pt solid #000000" fo:padding-bottom="1.39pt" fo:padding-left="0.99pt" fo:padding-right="0.99pt" fo:padding-top="1.39pt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25">
      <style:table-cell-properties style:text-align-source="fix" style:repeat-content="false" fo:background-color="transparent" fo:border="0.06pt solid #000000" fo:padding-bottom="1.39pt" fo:padding-left="0.99pt" fo:padding-right="0.99pt" fo:padding-top="1.39pt"/>
      <style:paragraph-properties fo:text-align="center" fo:margin-left="0pt"/>
    </style:style>
    <style:style style:name="ce10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25">
      <style:table-cell-properties fo:background-color="#ffff99"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SystemC Lab: Experiment 9 - Architecture Explor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3">
          <table:table-cell office:value-type="string" calcext:value-type="string">
            <text:p>Name </text:p>
          </table:table-cell>
          <table:table-cell table:style-name="ce2"/>
          <table:table-cell table:number-columns-repeated="12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/>
          <table:table-cell table:number-columns-repeated="6"/>
          <table:table-cell>
            <draw:frame table:end-cell-address="Sheet1.N26" table:end-x="11.99pt" table:end-y="8.76pt" draw:z-index="0" draw:style-name="gr1" draw:text-style-name="P1" svg:width="312.12pt" svg:height="289.36pt" svg:x="21.12pt" svg:y="2.15pt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R26" table:end-x="55.62pt" table:end-y="5.75pt" draw:z-index="1" draw:style-name="gr1" draw:text-style-name="P1" svg:width="309.63pt" svg:height="287.66pt" svg:x="2.24pt" svg:y="0.85pt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number-columns-repeated="12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10]+[.D1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11]+[.D11]" office:value-type="float" office:value="0" calcext:value-type="float">
            <text:p>0.0</text:p>
          </table:table-cell>
          <table:table-cell table:style-name="ce5"/>
          <table:table-cell table:style-name="ce11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12]+[.D12]" office:value-type="float" office:value="0" calcext:value-type="float">
            <text:p>0.0</text:p>
          </table:table-cell>
          <table:table-cell table:style-name="ce5"/>
          <table:table-cell table:style-name="ce11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13]+[.D1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14]+[.D1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20]+[.D2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21]+[.D21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22]+[.D22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23]+[.D2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24]+[.D2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>
            <draw:frame table:end-cell-address="Sheet1.N50" table:end-x="10.49pt" table:end-y="11.71pt" draw:z-index="2" draw:style-name="gr1" draw:text-style-name="P1" svg:width="311.81pt" svg:height="279.55pt" svg:x="19.93pt" svg:y="2.52pt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R50" table:end-x="61.91pt" table:end-y="11.71pt" draw:z-index="3" draw:style-name="gr1" draw:text-style-name="P1" svg:width="310.85pt" svg:height="279.55pt" svg:x="7.31pt" svg:y="2.52pt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30]+[.D3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31]+[.D31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32]+[.D32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33]+[.D3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34]+[.D3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40]+[.D4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41]+[.D41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42]+[.D42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43]+[.D4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44]+[.D4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number-columns-repeated="7"/>
        </table:table-row>
        <table:table-row table:style-name="ro4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50]+[.D5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51]+[.D51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52]+[.D52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53]+[.D5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54]+[.D5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6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number-columns-repeated="7"/>
        </table:table-row>
        <table:table-row table:style-name="ro6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table:style-name="ce5" table:number-columns-repeated="2"/>
          <table:table-cell table:style-name="ce9" table:formula="of:=[.C60]+[.D60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table:style-name="ce5" table:number-columns-repeated="2"/>
          <table:table-cell table:style-name="ce9" table:formula="of:=[.C61]+[.D61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table:style-name="ce5" table:number-columns-repeated="2"/>
          <table:table-cell table:style-name="ce9" table:formula="of:=[.C62]+[.D62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</text:p>
          </table:table-cell>
          <table:table-cell table:style-name="ce5" table:number-columns-repeated="2"/>
          <table:table-cell table:style-name="ce9" table:formula="of:=[.C63]+[.D63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table:style-name="ce5" table:number-columns-repeated="2"/>
          <table:table-cell table:style-name="ce9" table:formula="of:=[.C64]+[.D64]" office:value-type="float" office:value="0" calcext:value-type="float">
            <text:p>0.0</text:p>
          </table:table-cell>
          <table:table-cell table:style-name="ce5"/>
          <table:table-cell table:style-name="ce10"/>
          <table:table-cell table:style-name="ce12"/>
          <table:table-cell table:number-columns-repeated="6"/>
        </table:table-row>
        <table:table-row table:style-name="ro2" table:number-rows-repeated="104851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36.71pt" fo:margin-right="36.71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01:21.042146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2T12:51:46</meta:creation-date>
    <dc:date>2020-10-29T11:02:16.386101301</dc:date>
    <meta:editing-duration>PT3H34M22S</meta:editing-duration>
    <meta:editing-cycles>25</meta:editing-cycles>
    <meta:generator>LibreOffice/6.0.7.3$Linux_X86_64 LibreOffice_project/00m0$Build-3</meta:generator>
    <meta:document-statistic meta:table-count="1" meta:cell-count="1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9.957cm" xlink:href=".." xlink:type="simple" chart:class="chart:scatter" chart:style-name="ch1">
        <chart:title svg:x="3.844cm" svg:y="0.335cm" chart:style-name="ch2">
          <text:p>Packet Latency</text:p>
        </chart:title>
        <chart:legend chart:legend-position="top" svg:x="0.847cm" svg:y="1.299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36cm" svg:width="9.477cm" svg:height="6.341cm">
          <chartooo:coordinate-region svg:x="1.639cm" svg:y="2.596cm" svg:width="8.668cm" svg:height="5.613cm"/>
          <chart:axis chart:dimension="x" chart:name="primary-x" chart:style-name="ch5" chartooo:axis-type="auto">
            <chart:title svg:x="4.362cm" svg:y="8.976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5.835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017cm" xlink:href=".." xlink:type="simple" chart:class="chart:scatter" chart:style-name="ch1">
        <chart:title svg:x="4.206cm" svg:y="0.336cm" chart:style-name="ch2">
          <text:p>Packet Rate</text:p>
        </chart:title>
        <chart:legend chart:legend-position="top" svg:x="0.891cm" svg:y="1.3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38cm" svg:width="9.561cm" svg:height="6.398cm">
          <chartooo:coordinate-region svg:x="1.641cm" svg:y="2.599cm" svg:width="8.752cm" svg:height="5.669cm"/>
          <chart:axis chart:dimension="x" chart:name="primary-x" chart:style-name="ch5" chartooo:axis-type="auto">
            <chart:title svg:x="4.406cm" svg:y="9.036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38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5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9.671cm" xlink:href=".." xlink:type="simple" chart:class="chart:scatter" chart:style-name="ch1">
        <chart:title svg:x="3.803cm" svg:y="0.329cm" chart:style-name="ch2">
          <text:p>Mean CPU Load</text:p>
        </chart:title>
        <chart:legend chart:legend-position="top" svg:x="0.885cm" svg:y="1.293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24cm" svg:width="9.55cm" svg:height="6.073cm">
          <chartooo:coordinate-region svg:x="1.879cm" svg:y="2.584cm" svg:width="8.663cm" svg:height="5.345cm"/>
          <chart:axis chart:dimension="x" chart:name="primary-x" chart:style-name="ch5" chartooo:axis-type="auto">
            <chart:title svg:x="4.401cm" svg:y="8.6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5.663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0">
                <text:p>0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0">
                <text:p>0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0">
                <text:p>0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9.671cm" xlink:href=".." xlink:type="simple" chart:class="chart:scatter" chart:style-name="ch1">
        <chart:title svg:x="4.474cm" svg:y="0.329cm" chart:style-name="ch2">
          <text:p>Bus Load</text:p>
        </chart:title>
        <chart:legend chart:legend-position="top" svg:x="0.868cm" svg:y="1.293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24cm" svg:width="9.518cm" svg:height="6.073cm">
          <chartooo:coordinate-region svg:x="1.64cm" svg:y="2.584cm" svg:width="8.709cm" svg:height="5.345cm"/>
          <chart:axis chart:dimension="x" chart:name="primary-x" chart:style-name="ch5" chartooo:axis-type="auto">
            <chart:title svg:x="4.384cm" svg:y="8.69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5.663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NaN">
                <text:p>NaN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NaN">
                <text:p>NaN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NaN">
                <text:p>NaN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NaN">
                <text:p>NaN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NaN">
                <text:p>NaN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NaN">
                <text:p>NaN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